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54248" officeooo:paragraph-rsid="00254248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234a84" officeooo:paragraph-rsid="00254248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266875" officeooo:paragraph-rsid="00254248"/>
    </style:style>
    <style:style style:name="P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bb1f6" officeooo:paragraph-rsid="001bb1f6"/>
    </style:style>
    <style:style style:name="P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01247c4" officeooo:paragraph-rsid="001bb1f6"/>
    </style:style>
    <style:style style:name="P9" style:family="paragraph" style:parent-style-name="enonce" style:list-style-name="Numbering_20_1">
      <style:paragraph-properties fo:text-align="justify" style:justify-single-word="false"/>
      <style:text-properties officeooo:rsid="003f96a1" officeooo:paragraph-rsid="003f96a1"/>
    </style:style>
    <style:style style:name="P10" style:family="paragraph" style:parent-style-name="enonce" style:list-style-name="Numbering_20_1">
      <style:paragraph-properties fo:text-align="justify" style:justify-single-word="false"/>
      <style:text-properties officeooo:rsid="003f96a1" officeooo:paragraph-rsid="00224933"/>
    </style:style>
    <style:style style:name="P11" style:family="paragraph" style:parent-style-name="enonce" style:list-style-name="">
      <style:paragraph-properties fo:text-align="justify" style:justify-single-word="false"/>
      <style:text-properties officeooo:rsid="003f96a1" officeooo:paragraph-rsid="003f96a1"/>
    </style:style>
    <style:style style:name="P12" style:family="paragraph" style:parent-style-name="enonce">
      <style:paragraph-properties fo:text-align="justify" style:justify-single-word="false"/>
      <style:text-properties officeooo:rsid="00296557" officeooo:paragraph-rsid="00306965"/>
    </style:style>
    <style:style style:name="P13" style:family="paragraph" style:parent-style-name="enonce" style:list-style-name="">
      <style:paragraph-properties fo:text-align="justify" style:justify-single-word="false"/>
      <style:text-properties officeooo:paragraph-rsid="003f96a1"/>
    </style:style>
    <style:style style:name="P14" style:family="paragraph" style:parent-style-name="enonce" style:list-style-name="Numbering_20_1">
      <style:paragraph-properties fo:text-align="justify" style:justify-single-word="false"/>
      <style:text-properties officeooo:paragraph-rsid="0041fbd9"/>
    </style:style>
    <style:style style:name="P15" style:family="paragraph" style:parent-style-name="enonce" style:list-style-name="Numbering_20_1">
      <style:paragraph-properties fo:text-align="justify" style:justify-single-word="false"/>
      <style:text-properties officeooo:rsid="00414b2b" officeooo:paragraph-rsid="00414b2b"/>
    </style:style>
    <style:style style:name="P16" style:family="paragraph" style:parent-style-name="enonce" style:list-style-name="Numbering_20_1">
      <style:paragraph-properties fo:text-align="justify" style:justify-single-word="false"/>
      <style:text-properties officeooo:rsid="0041fbd9" officeooo:paragraph-rsid="0041fbd9"/>
    </style:style>
    <style:style style:name="P17" style:family="paragraph" style:parent-style-name="enonce" style:list-style-name="Numbering_20_1">
      <style:paragraph-properties fo:text-align="justify" style:justify-single-word="false"/>
      <style:text-properties officeooo:rsid="0042e231" officeooo:paragraph-rsid="00414b2b"/>
    </style:style>
    <style:style style:name="P18" style:family="paragraph" style:parent-style-name="enonce" style:list-style-name="Numbering_20_1">
      <style:paragraph-properties fo:text-align="justify" style:justify-single-word="false"/>
      <style:text-properties officeooo:rsid="0044a7ee" officeooo:paragraph-rsid="0044a7ee"/>
    </style:style>
    <style:style style:name="P19" style:family="paragraph" style:parent-style-name="Heading_20_3">
      <style:text-properties officeooo:rsid="000b90e5" officeooo:paragraph-rsid="002ebdad"/>
    </style:style>
    <style:style style:name="T1" style:family="text">
      <style:text-properties officeooo:rsid="00099717"/>
    </style:style>
    <style:style style:name="T2" style:family="text">
      <style:text-properties officeooo:rsid="001bb1f6"/>
    </style:style>
    <style:style style:name="T3" style:family="text">
      <style:text-properties officeooo:rsid="001c841d"/>
    </style:style>
    <style:style style:name="T4" style:family="text">
      <style:text-properties fo:color="#ff0000" fo:font-weight="bold" style:font-size-asian="10.5pt" style:font-weight-asian="bold" style:font-weight-complex="bold"/>
    </style:style>
    <style:style style:name="T5" style:family="text">
      <style:text-properties officeooo:rsid="002cec66"/>
    </style:style>
    <style:style style:name="T6" style:family="text">
      <style:text-properties officeooo:rsid="003de6dc"/>
    </style:style>
    <style:style style:name="T7" style:family="text">
      <style:text-properties officeooo:rsid="0041fbd9"/>
    </style:style>
    <style:style style:name="T8" style:family="text">
      <style:text-properties officeooo:rsid="0042e231"/>
    </style:style>
    <style:style style:name="T9" style:family="text">
      <style:text-properties officeooo:rsid="00469059"/>
    </style:style>
    <style:style style:name="T10" style:family="text">
      <style:text-properties officeooo:rsid="00479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trôle continu, <text:span text:style-name="T6">Master 1 MIASHS, 19 novembre </text:span>201<text:span text:style-name="T1">5, 1h 25 minutes</text:span></text:p>
      <text:p text:style-name="P1"/>
      <text:p text:style-name="P1">Prénom, nom :</text:p>
      <text:p text:style-name="P1"/>
      <text:p text:style-name="P3">À faire :</text:p>
      <text:list xml:id="list8810730825083260520" text:style-name="L1">
        <text:list-item>
          <text:p text:style-name="P7">dans le nom de ce fichier, vous changez Prenom et Nom par votre prénom et votre nom ;</text:p>
        </text:list-item>
        <text:list-item>
          <text:p text:style-name="P8"><text:span text:style-name="T2">v</text:span>ous répondez dans ce fichier ; <text:span text:style-name="T5">vos réponses s'affichent en noir.</text:span></text:p>
        </text:list-item>
        <text:list-item>
          <text:p text:style-name="P8"><text:span text:style-name="T2">à</text:span> l'issue du contrôle, vous envoyez le <text:span text:style-name="T4">pdf</text:span> de ce fichier à philippe.preux@univ-lille<text:span text:style-name="T3">3</text:span>.fr</text:p>
        </text:list-item>
      </text:list>
      <text:p text:style-name="Horizontal_20_Line"/>
      <text:list xml:id="list579039915704829827" text:style-name="Numbering_20_1">
        <text:list-header>
          <text:p text:style-name="P9"/>
          <text:p text:style-name="P12"/>
        </text:list-header>
      </text:list>
      <text:h text:style-name="P19" text:outline-level="3">Exercice 1</text:h>
      <text:list xml:id="list173122616274262" text:continue-numbering="true" text:style-name="Numbering_20_1">
        <text:list-header>
          <text:p text:style-name="P9">Chargez le fichier se trouvant à l'url</text:p>
          <text:list>
            <text:list-header>
              <text:p text:style-name="P9"><text:a xlink:type="simple" xlink:href="http://www.grappa.univ-lille3.fr/~ppreux/ensg/miashs/m1/tps/cc/seeds.csv">http://www.grappa.univ-lille3.fr/~ppreux/ensg/miashs/m1/tps/cc/seeds.csv</text:a></text:p>
            </text:list-header>
          </text:list>
        </text:list-header>
      </text:list>
      <text:p text:style-name="P11">Le dernier attribut (la colonne portant le numéro le plus élevé) correspond à la classe de la donnée.</text:p>
      <text:p text:style-name="P11">Tous les autres attributs sont quantitatifs.</text:p>
      <text:p text:style-name="P13"/>
      <text:list xml:id="list173120576064328" text:continue-numbering="true" text:style-name="Numbering_20_1">
        <text:list-item>
          <text:p text:style-name="P10">comment faites-vous pour charger ce fichier dans R ?</text:p>
        </text:list-item>
      </text:list>
      <text:p text:style-name="Text_20_body"/>
      <text:list xml:id="list173121919062336" text:continue-numbering="true" text:style-name="Numbering_20_1">
        <text:list-item>
          <text:p text:style-name="P9">quelle commande R utilisez-vous pour connaître :</text:p>
          <text:p text:style-name="P9">le nombre de lignes ?</text:p>
        </text:list-item>
      </text:list>
      <text:p text:style-name="Text_20_body"/>
      <text:list xml:id="list173122205685556" text:continue-numbering="true" text:style-name="Numbering_20_1">
        <text:list-header>
          <text:p text:style-name="P9">le nombre de colonnes (attributs) ?</text:p>
        </text:list-header>
      </text:list>
      <text:p text:style-name="Text_20_body"/>
      <text:list xml:id="list173122451318305" text:continue-numbering="true" text:style-name="Numbering_20_1">
        <text:list-header>
          <text:p text:style-name="P9">le nom des attributs ?</text:p>
        </text:list-header>
      </text:list>
      <text:p text:style-name="Text_20_body"/>
      <text:p text:style-name="P4"/>
      <text:list xml:id="list173121381591181" text:continue-numbering="true" text:style-name="Numbering_20_1">
        <text:list-item>
          <text:p text:style-name="P9"/>
          <text:p text:style-name="P9">Combien y a-t-il de classes ?</text:p>
        </text:list-item>
      </text:list>
      <text:p text:style-name="Text_20_body"/>
      <text:list xml:id="list173121369961473" text:continue-numbering="true" text:style-name="Numbering_20_1">
        <text:list-header>
          <text:p text:style-name="P9">Quel est l'effectif de chacune des classes ?</text:p>
        </text:list-header>
      </text:list>
      <text:p text:style-name="Text_20_body"/>
      <text:list xml:id="list173121282346273" text:continue-numbering="true" text:style-name="Numbering_20_1">
        <text:list-item>
          <text:p text:style-name="P18">Comment déterminez-vous les données dont l'attribut area est supérieur à 20 et l'attribut perimeter est supérieur à 17 ?</text:p>
        </text:list-item>
      </text:list>
      <text:p text:style-name="Text_20_body"/>
      <text:list xml:id="list173122364164936" text:continue-numbering="true" text:style-name="Numbering_20_1">
        <text:list-header>
          <text:p text:style-name="P18">Comment faites-vous pour savoir combien il y en ?</text:p>
        </text:list-header>
      </text:list>
      <text:p text:style-name="Text_20_body"/>
      <text:list xml:id="list173120529057791" text:continue-numbering="true" text:style-name="Numbering_20_1">
        <text:list-header>
          <text:p text:style-name="P18">Ces données sont-elles de la même classe ?</text:p>
        </text:list-header>
      </text:list>
      <text:p text:style-name="Text_20_body"/>
      <text:list xml:id="list173122502099069" text:continue-numbering="true" text:style-name="Numbering_20_1">
        <text:list-item>
          <text:p text:style-name="P15">On veut réaliser un graphique de l'attribut 6 en fonction de l'attribut 2 en mettant chaque point en <text:span text:style-name="T9">une</text:span> couleur correspondant à la classe de la donnée, sans oublier les légendes.</text:p>
          <text:p text:style-name="P15">Quelle(s) commande(s) tapez-vous pour créer ce graphique ?</text:p>
        </text:list-item>
      </text:list>
      <text:p text:style-name="Text_20_body"/>
      <text:list xml:id="list173121347877980" text:continue-numbering="true" text:style-name="Numbering_20_1">
        <text:list-header>
          <text:p text:style-name="P15">Comment faites-vous pour que le graphique soit mis dans un fichier au format png ?</text:p>
        </text:list-header>
      </text:list>
      <text:p text:style-name="Text_20_body"/>
      <text:list xml:id="list173122051383197" text:continue-numbering="true" text:style-name="Numbering_20_1">
        <text:list-header>
          <text:p text:style-name="P15">Insérez-le ci-dessous.</text:p>
        </text:list-header>
      </text:list>
      <text:p text:style-name="Text_20_body"><text:soft-page-break/></text:p>
      <text:list xml:id="list173120672135835" text:continue-numbering="true" text:style-name="Numbering_20_1">
        <text:list-item>
          <text:p text:style-name="P16">On veut réaliser une segmentation de ce jeu de données en 3 groupes.</text:p>
          <text:p text:style-name="P16">Quel algorithme allez-vous utilisez ?</text:p>
        </text:list-item>
      </text:list>
      <text:p text:style-name="Text_20_body"/>
      <text:list xml:id="list173121536457340" text:continue-numbering="true" text:style-name="Numbering_20_1">
        <text:list-header>
          <text:p text:style-name="P16">Quelle(s) commande(s) tapez-vous pour obtenir cette segmentation ?</text:p>
        </text:list-header>
      </text:list>
      <text:p text:style-name="Text_20_body"/>
      <text:list xml:id="list173122511119784" text:continue-numbering="true" text:style-name="Numbering_20_1">
        <text:list-header>
          <text:p text:style-name="P14"><text:span text:style-name="T7">On veut comparer le résultat de cette segmentation avec les classes présentes dans le jeu de données.</text:span></text:p>
          <text:p text:style-name="P16">Comment faites-vous cette comparaison graphiquement ?</text:p>
        </text:list-header>
      </text:list>
      <text:p text:style-name="Text_20_body"/>
      <text:list xml:id="list173122667529020" text:continue-numbering="true" text:style-name="Numbering_20_1">
        <text:list-header>
          <text:p text:style-name="P16">Comment faites-vous une table de confusion ?</text:p>
        </text:list-header>
      </text:list>
      <text:p text:style-name="Text_20_body"/>
      <text:p text:style-name="Text_20_body"/>
      <text:list xml:id="list173121367242700" text:continue-numbering="true" text:style-name="Numbering_20_1">
        <text:list-item>
          <text:p text:style-name="P17">Comment effectuez-vous une ACP de ce jeu de données (sans considérer la <text:span text:style-name="T10">class</text:span>e) ?</text:p>
        </text:list-item>
      </text:list>
      <text:p text:style-name="Text_20_body"/>
      <text:list xml:id="list173122639030956" text:continue-numbering="true" text:style-name="Numbering_20_1">
        <text:list-item>
          <text:p text:style-name="P15"><text:span text:style-name="T10">F</text:span>aire une <text:span text:style-name="T8">segmentation en 3 groupes des points obtenus par l'ACP. Cette segmentation est-elle plus proche de la classe des données que la segmentation obtenue ci-dessus (expliquez) ?</text:span>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roid Sans Mono" fo:font-family="'Droid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  <style:text-properties fo:color="#0000ff"/>
    </style:style>
    <style:style style:name="Numbering_20_1" style:display-name="Numbering 1" style:family="paragraph" style:parent-style-name="List" style:class="list" style:master-page-name="">
      <style:paragraph-properties fo:margin-left="0.635cm" fo:margin-right="0cm" fo:margin-top="0cm" fo:margin-bottom="0.212cm" style:contextual-spacing="false" fo:text-align="justify" style:justify-single-word="false" fo:text-indent="-0.635cm" style:auto-text-indent="false" style:page-number="auto"/>
      <style:text-properties fo:color="#0000ff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once" style:family="paragraph" style:parent-style-name="Text_20_body" style:list-style-name="Numbering_20_1" style:class="text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color="#0000ff" style:font-size-asian="10.5pt"/>
    </style:style>
    <style:style style:name="Numbering_20_Symbols" style:display-name="Numbering Symbols" style:family="text"/>
    <style:style style:name="User_20_Entry" style:display-name="User Entry" style:family="text">
      <style:text-properties style:font-name="Droid Sans Mono" fo:font-family="'Droid Sans Mono'" style:font-family-generic="modern" style:font-pitch="fixed" style:font-name-asian="Droid Sans Fallback1" style:font-family-asian="'Droid Sans Fallback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Question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preux </meta:initial-creator>
    <meta:creation-date>2013-01-06T16:02:36</meta:creation-date>
    <dc:date>2015-11-18T17:31:20.466723208</dc:date>
    <dc:creator>Philippe Preux</dc:creator>
    <meta:editing-duration>P13DT13H3M18S</meta:editing-duration>
    <meta:editing-cycles>71</meta:editing-cycles>
    <meta:generator>LibreOffice/4.2.8.2$Linux_X86_64 LibreOffice_project/420m0$Build-2</meta:generator>
    <meta:document-statistic meta:table-count="0" meta:image-count="0" meta:object-count="0" meta:page-count="2" meta:paragraph-count="34" meta:word-count="348" meta:character-count="2117" meta:non-whitespace-character-count="1813"/>
  </office:meta>
</office:document-meta>
</file>